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Standard">
      <style:text-properties officeooo:paragraph-rsid="0007f73d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6edfd"/>
    </style:style>
    <style:style style:name="P16" style:family="paragraph" style:parent-style-name="Footer">
      <style:paragraph-properties fo:text-align="center" style:justify-single-word="false"/>
      <style:text-properties officeooo:paragraph-rsid="00091778"/>
    </style:style>
    <style:style style:name="P17" style:family="paragraph" style:parent-style-name="Table_20_Contents">
      <style:text-properties officeooo:rsid="00075c54" officeooo:paragraph-rsid="00075c54"/>
    </style:style>
    <style:style style:name="P18" style:family="paragraph" style:parent-style-name="Table_20_Contents">
      <style:text-properties officeooo:rsid="0007f73d" officeooo:paragraph-rsid="0007f73d"/>
    </style:style>
    <style:style style:name="P19" style:family="paragraph" style:parent-style-name="Table_20_Contents" style:list-style-name="L6">
      <style:text-properties fo:font-weight="bold" officeooo:paragraph-rsid="0007f73d" style:font-weight-asian="bold" style:font-weight-complex="bold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f73d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07f73d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625478579216" text:id="ct1406254785792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625477768256" text:id="ct14062547776825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625477768464" text:id="ct1406254777684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625478579216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625477768256"/><text:change-start text:change-id="ct140625477768464"/>Version History<text:change-end text:change-id="ct1406254777684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7">Initial version submitted for public comment</text:p>
          </table:table-cell>
        </table:table-row>
        <table:table-row>
          <table:table-cell table:style-name="Table2.A2" office:value-type="string">
            <text:p text:style-name="P13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8">Minor grammatical corrections and readability improvements as well as the following specific changes:</text:p>
            <text:list xml:id="list6984278567356785700" text:style-name="L6">
              <text:list-item>
                <text:p text:style-name="P19"><text:span text:style-name="T19">4.3 Datagram Rejected</text:span></text:p>
              </text:list-item>
              <text:list-item>
                <text:p text:style-name="P19"><text:span text:style-name="T19">4.3.1 Error Codes</text:span></text:p>
              </text:list-item>
              <text:list-item>
                <text:p text:style-name="P19"><text:span text:style-name="T19">6.1 Normal Transmission</text:span></text:p>
              </text:list-item>
              <text:list-item>
                <text:p text:style-name="P19"><text:span text:style-name="T19">6.2 Rejected Transmission</text:span></text:p>
              </text:list-item>
              <text:list-item>
                <text:p text:style-name="P19"><text:span text:style-name="T19">7.1 CAN Message Formats</text:span></text:p>
              </text:list-item>
              <text:list-item>
                <text:p text:style-name="P19"><text:span text:style-name="T19">7.2 CAN States</text:span></text:p>
              </text:list-item>
              <text:list-item>
                <text:p text:style-name="P19"><text:span text:style-name="T19">7.3.1 Normal Transmission</text:span></text:p>
              </text:list-item>
              <text:list-item>
                <text:p text:style-name="P19"><text:span text:style-name="T19">7.3.2 Rejected Transmission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91778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55:34.566293167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9H59M57S</meta:editing-duration>
    <meta:generator>LibreOffice/4.4.0.3$MacOSX_X86_64 LibreOffice_project/de093506bcdc5fafd9023ee680b8c60e3e0645d7</meta:generator>
    <dc:date>2016-02-08T09:55:34.467366000</dc:date>
    <meta:printed-by>Bob Jacobsen</meta:printed-by>
    <meta:print-date>2010-09-15T08:46:04</meta:print-date>
    <meta:document-statistic meta:table-count="2" meta:image-count="0" meta:object-count="0" meta:page-count="1" meta:paragraph-count="24" meta:word-count="130" meta:character-count="787" meta:non-whitespace-character-count="682"/>
  </office:meta>
</office:document-meta>
</file>